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text-underline-style="none" fo:font-weight="bold" officeooo:rsid="000dcdfd" officeooo:paragraph-rsid="000dcdfd" style:font-size-asian="9.60000038146973pt" style:font-weight-asian="bold" style:font-size-complex="11pt" style:font-weight-complex="bold"/>
    </style:style>
    <style:style style:name="P2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3726b" officeooo:paragraph-rsid="0003726b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3726b" officeooo:paragraph-rsid="00046a7f" style:font-size-asian="9.60000038146973pt" style:font-weight-asian="bold" style:font-size-complex="11pt" style:font-weight-complex="bold"/>
    </style:style>
    <style:style style:name="P4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46a7f" officeooo:paragraph-rsid="00046a7f" style:font-size-asian="9.60000038146973pt" style:font-weight-asian="bold" style:font-size-complex="11pt" style:font-weight-complex="bold"/>
    </style:style>
    <style:style style:name="P5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46a7f" officeooo:paragraph-rsid="000482f9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548d4" officeooo:paragraph-rsid="000548d4" style:font-size-asian="9.60000038146973pt" style:font-weight-asian="normal" style:font-size-complex="11pt" style:font-weight-complex="normal"/>
    </style:style>
    <style:style style:name="P7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67b8e" officeooo:paragraph-rsid="00067b8e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98b32" officeooo:paragraph-rsid="00098b32" style:font-size-asian="9.60000038146973pt" style:font-weight-asian="normal" style:font-size-complex="11pt" style:font-weight-complex="normal"/>
    </style:style>
    <style:style style:name="P9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9cbe4" officeooo:paragraph-rsid="0009cbe4" style:font-size-asian="9.60000038146973pt" style:font-weight-asian="normal" style:font-size-complex="11pt" style:font-weight-complex="normal"/>
    </style:style>
    <style:style style:name="P10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normal" officeooo:rsid="000c72cc" officeooo:paragraph-rsid="000c72cc" style:font-size-asian="9.60000038146973pt" style:font-weight-asian="normal" style:font-size-complex="11pt" style:font-weight-complex="normal"/>
    </style:style>
    <style:style style:name="P11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46a7f" officeooo:paragraph-rsid="00046a7f" style:font-size-asian="9.60000038146973pt" style:font-weight-asian="bold" style:font-size-complex="11pt" style:font-weight-complex="bold"/>
    </style:style>
    <style:style style:name="P12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548d4" officeooo:paragraph-rsid="000548d4" style:font-size-asian="9.60000038146973pt" style:font-weight-asian="bold" style:font-size-complex="11pt" style:font-weight-complex="bold"/>
    </style:style>
    <style:style style:name="P13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889a1" officeooo:paragraph-rsid="000889a1" style:font-size-asian="9.60000038146973pt" style:font-weight-asian="bold" style:font-size-complex="11pt" style:font-weight-complex="bold"/>
    </style:style>
    <style:style style:name="P14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9cbe4" officeooo:paragraph-rsid="0009cbe4" style:font-size-asian="9.60000038146973pt" style:font-weight-asian="bold" style:font-size-complex="11pt" style:font-weight-complex="bold"/>
    </style:style>
    <style:style style:name="P15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none" fo:font-weight="bold" officeooo:rsid="000c72cc" officeooo:paragraph-rsid="000c72cc" style:font-size-asian="9.60000038146973pt" style:font-weight-asian="bold" style:font-size-complex="11pt" style:font-weight-complex="bold"/>
    </style:style>
    <style:style style:name="P16" style:family="paragraph" style:parent-style-name="Preformatted_20_Text">
      <style:text-properties fo:font-variant="normal" fo:text-transform="none" fo:color="#444444" loext:opacity="100%" style:font-name="Courier New" fo:font-size="11.25pt" fo:letter-spacing="normal" fo:font-style="normal" style:text-underline-style="solid" style:text-underline-width="auto" style:text-underline-color="font-color" fo:font-weight="bold" officeooo:rsid="00067b8e" officeooo:paragraph-rsid="00067b8e" style:font-size-asian="9.60000038146973pt" style:font-weight-asian="bold" style:font-size-complex="11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03726b" officeooo:paragraph-rsid="0003726b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officeooo:rsid="0010c6db" officeooo:paragraph-rsid="0010c6db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fo:font-size="15pt" style:text-underline-style="none" fo:font-weight="normal" officeooo:rsid="0003726b" officeooo:paragraph-rsid="0003726b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1pt" style:text-underline-style="none" fo:font-weight="normal" officeooo:rsid="0003726b" officeooo:paragraph-rsid="00046a7f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style:text-underline-style="none" fo:font-weight="normal" officeooo:rsid="0003726b" officeooo:paragraph-rsid="000e875f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style:text-underline-style="none" fo:font-weight="normal" officeooo:rsid="00106700" officeooo:paragraph-rsid="00106700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style:text-underline-style="none" fo:font-weight="normal" officeooo:rsid="0010c6db" officeooo:paragraph-rsid="0010c6db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style:text-underline-style="none" fo:font-weight="normal" officeooo:rsid="001306ce" officeooo:paragraph-rsid="001306ce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style:text-underline-style="none" fo:font-weight="bold" officeooo:rsid="0003726b" officeooo:paragraph-rsid="00046a7f" style:font-size-asian="9.60000038146973pt" style:font-weight-asian="bold" style:font-size-complex="11pt" style:font-weight-complex="bold"/>
    </style:style>
    <style:style style:name="P26" style:family="paragraph" style:parent-style-name="Standard">
      <style:text-properties fo:font-size="11pt" style:text-underline-style="none" fo:font-weight="bold" officeooo:rsid="00106700" officeooo:paragraph-rsid="00106700" style:font-size-asian="9.60000038146973pt" style:font-weight-asian="bold" style:font-size-complex="11pt" style:font-weight-complex="bold"/>
    </style:style>
    <style:style style:name="P27" style:family="paragraph" style:parent-style-name="Standard">
      <style:text-properties fo:font-size="11pt" style:text-underline-style="none" fo:font-weight="bold" officeooo:rsid="001306ce" officeooo:paragraph-rsid="001306ce" style:font-size-asian="9.60000038146973pt" style:font-weight-asian="bold" style:font-size-complex="11pt" style:font-weight-complex="bold"/>
    </style:style>
    <style:style style:name="P28" style:family="paragraph" style:parent-style-name="Standard">
      <style:text-properties fo:font-size="11pt" style:text-underline-style="none" fo:font-weight="bold" officeooo:rsid="0014c151" officeooo:paragraph-rsid="0014c151" style:font-size-asian="9.60000038146973pt" style:font-weight-asian="bold" style:font-size-complex="11pt" style:font-weight-complex="bold"/>
    </style:style>
    <style:style style:name="P29" style:family="paragraph" style:parent-style-name="Standard">
      <style:text-properties fo:font-size="11pt" style:text-underline-style="none" fo:font-weight="bold" officeooo:rsid="0015728d" officeooo:paragraph-rsid="0015728d" style:font-size-asian="9.60000038146973pt" style:font-weight-asian="bold" style:font-size-complex="11pt" style:font-weight-complex="bold"/>
    </style:style>
    <style:style style:name="P30" style:family="paragraph" style:parent-style-name="Standard">
      <style:text-properties fo:font-size="11pt" style:text-underline-style="none" fo:font-weight="bold" officeooo:rsid="00187fcd" officeooo:paragraph-rsid="00187fcd" style:font-size-asian="9.60000038146973pt" style:font-weight-asian="bold" style:font-size-complex="11pt" style:font-weight-complex="bold"/>
    </style:style>
    <style:style style:name="P31" style:family="paragraph" style:parent-style-name="Standard">
      <style:text-properties officeooo:paragraph-rsid="0015728d"/>
    </style:style>
    <style:style style:name="T1" style:family="text">
      <style:text-properties officeooo:rsid="00046a7f"/>
    </style:style>
    <style:style style:name="T2" style:family="text">
      <style:text-properties officeooo:rsid="000482f9"/>
    </style:style>
    <style:style style:name="T3" style:family="text">
      <style:text-properties officeooo:rsid="000709e3"/>
    </style:style>
    <style:style style:name="T4" style:family="text">
      <style:text-properties officeooo:rsid="0009cbe4"/>
    </style:style>
    <style:style style:name="T5" style:family="text">
      <style:text-properties officeooo:rsid="000a9f95"/>
    </style:style>
    <style:style style:name="T6" style:family="text">
      <style:text-properties officeooo:rsid="000e875f"/>
    </style:style>
    <style:style style:name="T7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8" style:family="text">
      <style:text-properties fo:font-size="11pt" style:text-underline-style="none" fo:font-weight="bold" officeooo:rsid="0015728d" style:font-size-asian="9.60000038146973pt" style:font-weight-asian="bold" style:font-size-complex="11pt" style:font-weight-complex="bold"/>
    </style:style>
    <style:style style:name="T9" style:family="text">
      <style:text-properties officeooo:rsid="00187f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it Esssential</text:p>
      <text:p text:style-name="P19"/>
      <text:p text:style-name="P19"/>
      <text:p text:style-name="P19"/>
      <text:p text:style-name="P11">Setting the configuration:</text:p>
      <text:p text:style-name="P2">git config --global user.email "web@linuxconfig.org"</text:p>
      <text:p text:style-name="P3">git config --global user.<text:span text:style-name="T1">name</text:span> "<text:span text:style-name="T1">name</text:span>"</text:p>
      <text:p text:style-name="P4"/>
      <text:p text:style-name="P11">Initiali<text:span text:style-name="T2">z</text:span>e git repository:</text:p>
      <text:p text:style-name="P5">git init</text:p>
      <text:p text:style-name="P5"/>
      <text:p text:style-name="P12">get the status of the file:</text:p>
      <text:p text:style-name="P6">git status</text:p>
      <text:p text:style-name="P6"/>
      <text:p text:style-name="P16">Commit the file <text:span text:style-name="T3">procedure</text:span>:</text:p>
      <text:p text:style-name="P7"/>
      <text:p text:style-name="P13">Add the file to the git</text:p>
      <text:p text:style-name="P7">git add filename / <text:span text:style-name="T5">git add . – to add files</text:span></text:p>
      <text:p text:style-name="P7"/>
      <text:p text:style-name="P13">Commit the file:</text:p>
      <text:p text:style-name="P8">git commit -m “create filename <text:span text:style-name="T4">index.html</text:span>”</text:p>
      <text:p text:style-name="P7"/>
      <text:p text:style-name="P7"/>
      <text:p text:style-name="P14">To get the commit details:</text:p>
      <text:p text:style-name="P9">git log</text:p>
      <text:p text:style-name="P9"/>
      <text:p text:style-name="P15">To see what happened in a specific commit hash:</text:p>
      <text:p text:style-name="P10">git checkout &lt;commit hash&gt;</text:p>
      <text:p text:style-name="P10"/>
      <text:p text:style-name="P1">Branching is created using the following command:</text:p>
      <text:p text:style-name="P25"/>
      <text:p text:style-name="P20">git checkout master</text:p>
      <text:p text:style-name="P20">git branch</text:p>
      <text:p text:style-name="P21">git branch &lt;<text:span text:style-name="T6">new branch name&gt;</text:span></text:p>
      <text:p text:style-name="P21"/>
      <text:p text:style-name="P26">Get the things from a commit:</text:p>
      <text:p text:style-name="P22">git branch</text:p>
      <text:p text:style-name="P22">git merge branchname</text:p>
      <text:p text:style-name="P22"/>
      <text:p text:style-name="P22"/>
      <text:p text:style-name="P22"/>
      <text:p text:style-name="P22"/>
      <text:p text:style-name="P18">Github</text:p>
      <text:p text:style-name="P23"/>
      <text:p text:style-name="P24">They allow to share. It’s like a social media for coding.</text:p>
      <text:p text:style-name="P27"/>
      <text:p text:style-name="P28"><text:s/>get remote -v</text:p>
      <text:p text:style-name="P28"/>
      <text:p text:style-name="P28">git remote add origin <text:s/>“link of <text:s/>the repository” <text:s/>//set it only once</text:p>
      <text:p text:style-name="P28"/>
      <text:p text:style-name="P28">git remote -v</text:p>
      <text:p text:style-name="P28"/>
      <text:p text:style-name="P28">git status</text:p>
      <text:p text:style-name="P28"/>
      <text:p text:style-name="P28">git push -u origin master</text:p>
      <text:p text:style-name="P28"><text:soft-page-break/></text:p>
      <text:p text:style-name="P29">git <text:s/>pull origin master //pull the code from git <text:s text:c="3"/>origin is the url and master is the branch</text:p>
      <text:p text:style-name="P31"><text:span text:style-name="T8"><text:tab/><text:tab/><text:tab/></text:span><text:span text:style-name="T7">Pull requests let you tell others about changes you've pushed to a <text:tab/><text:tab/><text:tab/><text:tab/>branch in a repository on GitHub</text:span></text:p>
      <text:p text:style-name="P29"/>
      <text:p text:style-name="P29">g<text:span text:style-name="T9">i</text:span>t checkout -b “new branch name” <text:s text:c="5"/>// create new branch</text:p>
      <text:p text:style-name="P29"/>
      <text:p text:style-name="P29"/>
      <text:p text:style-name="P30">fork <text:s text:c="5"/>// make your own version of the project</text:p>
      <text:p text:style-name="P29"><text:s text:c="15"/>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2:22:05.438430698</meta:creation-date>
    <dc:date>2021-12-03T14:14:02.809147472</dc:date>
    <meta:editing-duration>PT1H41M34S</meta:editing-duration>
    <meta:editing-cycles>26</meta:editing-cycles>
    <meta:generator>LibreOffice/7.1.7.2$Linux_X86_64 LibreOffice_project/10$Build-2</meta:generator>
    <meta:document-statistic meta:table-count="0" meta:image-count="0" meta:object-count="0" meta:page-count="2" meta:paragraph-count="36" meta:word-count="199" meta:character-count="1136" meta:non-whitespace-character-count="933"/>
  </office:meta>
</office:document-meta>
</file>